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f10" officeooo:paragraph-rsid="00154f10"/>
    </style:style>
    <style:style style:name="P2" style:family="paragraph" style:parent-style-name="Standard">
      <style:text-properties officeooo:rsid="00155078" officeooo:paragraph-rsid="00155078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54f10" officeooo:paragraph-rsid="00154f10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69bfe" officeooo:paragraph-rsid="00169bfe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officeooo:rsid="00169517"/>
    </style:style>
    <style:style style:name="T2" style:family="text">
      <style:text-properties officeooo:rsid="00169bfe"/>
    </style:style>
    <style:style style:name="T3" style:family="text">
      <style:text-properties officeooo:rsid="00174f1f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-content" style:horizontal-pos="center" style:horizontal-rel="pag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ellipse text:anchor-type="page" text:anchor-page-number="1" draw:z-index="0" draw:style-name="gr1" draw:text-style-name="P5" svg:width="2.7807in" svg:height="0.7689in" svg:x="2.8598in" svg:y="0in">
        <text:p text:style-name="P5"><text:span text:style-name="T4">RVsharing2</text:span></text:p>
      </draw:ellipse>
      <text:p text:style-name="Standard"><draw:line text:anchor-type="paragraph" draw:z-index="31" draw:style-name="gr3" draw:text-style-name="P8" svg:x1="5.9319in" svg:y1="3.4965in" svg:x2="3.3508in" svg:y2="2.552in"><text:p/></draw:line><draw:line text:anchor-type="paragraph" draw:z-index="30" draw:style-name="gr3" draw:text-style-name="P8" svg:x1="3.4937in" svg:y1="5.1366in" svg:x2="2.5402in" svg:y2="3.8173in"><text:p/></draw:line><draw:line text:anchor-type="paragraph" draw:z-index="29" draw:style-name="gr3" draw:text-style-name="P8" svg:x1="4.3799in" svg:y1="3.5945in" svg:x2="3.1016in" svg:y2="2.6228in"><text:p/></draw:line><draw:line text:anchor-type="paragraph" draw:z-index="28" draw:style-name="gr3" draw:text-style-name="P8" svg:x1="0.4811in" svg:y1="5.0906in" svg:x2="0.4811in" svg:y2="4.3252in"><text:p/></draw:line><draw:line text:anchor-type="paragraph" draw:z-index="27" draw:style-name="gr3" draw:text-style-name="P8" svg:x1="5.1783in" svg:y1="3.3992in" svg:x2="5.9713in" svg:y2="1.9992in"><text:p/></draw:line><draw:line text:anchor-type="paragraph" draw:z-index="26" draw:style-name="gr3" draw:text-style-name="P8" svg:x1="6.6043in" svg:y1="3.311in" svg:x2="6.4791in" svg:y2="1.9992in"><text:p/></draw:line><draw:line text:anchor-type="paragraph" draw:z-index="25" draw:style-name="gr3" draw:text-style-name="P8" svg:x1="4.7953in" svg:y1="3.3992in" svg:x2="4.278in" svg:y2="2.0346in"><text:p/></draw:line><draw:line text:anchor-type="paragraph" draw:z-index="24" draw:style-name="gr3" draw:text-style-name="P8" svg:x1="6.1492in" svg:y1="3.4165in" svg:x2="4.6701in" svg:y2="1.9547in"><text:p/></draw:line><draw:line text:anchor-type="paragraph" draw:z-index="23" draw:style-name="gr3" draw:text-style-name="P8" svg:x1="2.7898in" svg:y1="5.5575in" svg:x2="2.4335in" svg:y2="3.8173in"><text:p/></draw:line><draw:line text:anchor-type="paragraph" draw:z-index="22" draw:style-name="gr3" draw:text-style-name="P8" svg:x1="4.0331in" svg:y1="4.6909in" svg:x2="3.1992in" svg:y2="3.7547in"><text:p/></draw:line><draw:line text:anchor-type="paragraph" draw:z-index="21" draw:style-name="gr3" draw:text-style-name="P8" svg:x1="0.4098in" svg:y1="3.8909in" svg:x2="0.3563in" svg:y2="2.0882in"><text:p/></draw:line><draw:line text:anchor-type="paragraph" draw:z-index="20" draw:style-name="gr3" draw:text-style-name="P8" svg:x1="1.5417in" svg:y1="3.4429in" svg:x2="0.6146in" svg:y2="2.0882in"><text:p/></draw:line><draw:line text:anchor-type="paragraph" draw:z-index="19" draw:style-name="gr3" draw:text-style-name="P8" svg:x1="2.3709in" svg:y1="3.3835in" svg:x2="2.2457in" svg:y2="2.6764in"><text:p/></draw:line><draw:line text:anchor-type="paragraph" draw:z-index="18" draw:style-name="gr3" draw:text-style-name="P8" svg:x1="5.9807in" svg:y1="1.4618in" svg:x2="4.5098in" svg:y2="0.6354in"><text:p/></draw:line><draw:line text:anchor-type="paragraph" draw:z-index="17" draw:style-name="gr3" draw:text-style-name="P8" svg:x1="5.5744in" svg:y1="0.3591in" svg:x2="4.8528in" svg:y2="0.3591in"><text:p/></draw:line><draw:line text:anchor-type="paragraph" draw:z-index="16" draw:style-name="gr3" draw:text-style-name="P8" svg:x1="2.4244in" svg:y1="2.1669in" svg:x2="2.7543in" svg:y2="0.698in"><text:p/></draw:line><draw:line text:anchor-type="paragraph" draw:z-index="15" draw:style-name="gr3" draw:text-style-name="P8" svg:x1="0.811in" svg:y1="1.5165in" svg:x2="2.2547in" svg:y2="0.5728in"><text:p/></draw:line><draw:line text:anchor-type="paragraph" draw:z-index="14" draw:style-name="gr3" draw:text-style-name="P8" svg:x1="3.8772in" svg:y1="1.4898in" svg:x2="3.5201in" svg:y2="0.7689in"><text:p/></draw:line><draw:ellipse text:anchor-type="paragraph" draw:z-index="13" draw:style-name="gr2" draw:text-style-name="P8" svg:width="1.1831in" svg:height="0.3358in" svg:x="3.3362in" svg:y="5.0862in"><text:p text:style-name="P8">inferTheta</text:p></draw:ellipse><draw:ellipse text:anchor-type="paragraph" draw:z-index="12" draw:style-name="gr2" draw:text-style-name="P8" svg:width="1.3413in" svg:height="0.3449in" svg:x="2.4465in" svg:y="5.5575in"><text:p text:style-name="P8">computePFU</text:p></draw:ellipse><draw:ellipse text:anchor-type="paragraph" draw:z-index="11" draw:style-name="gr2" draw:text-style-name="P8" svg:width="1.3315in" svg:height="0.3661in" svg:x="4.0335in" svg:y="4.5661in"><text:p text:style-name="P8">computePhiVec</text:p></draw:ellipse><draw:ellipse text:anchor-type="paragraph" draw:z-index="10" draw:style-name="gr2" draw:text-style-name="P8" svg:width="1.5913in" svg:height="0.4071in" svg:x="-0.3165in" svg:y="5.1043in"><text:p text:style-name="P8">simulatePedigree</text:p></draw:ellipse><draw:ellipse text:anchor-type="paragraph" draw:z-index="9" draw:style-name="gr2" draw:text-style-name="P7" svg:width="1.7161in" svg:height="0.4343in" svg:x="-0.3437in" svg:y="3.8909in"><text:p text:style-name="P7"><text:span text:style-name="T6">runMonteCarlo</text:span></text:p></draw:ellipse><draw:ellipse text:anchor-type="paragraph" draw:z-index="8" draw:style-name="gr2" draw:text-style-name="P7" svg:width="2.2594in" svg:height="0.4343in" svg:x="1.3146in" svg:y="3.3835in"><text:p text:style-name="P7"><text:span text:style-name="T6">relatedFoundersCorrection</text:span></text:p></draw:ellipse><draw:ellipse text:anchor-type="paragraph" draw:z-index="7" draw:style-name="gr2" draw:text-style-name="P7" svg:width="1.5197in" svg:height="0.5413in" svg:x="5.9319in" svg:y="3.311in"><text:p text:style-name="P7"><text:span text:style-name="T6">createNetwork</text:span></text:p></draw:ellipse><draw:ellipse text:anchor-type="paragraph" draw:z-index="6" draw:style-name="gr2" draw:text-style-name="P7" svg:width="1.2748in" svg:height="0.4697in" svg:x="4.3799in" svg:y="3.3992in"><text:p text:style-name="P7"><text:span text:style-name="T6">marginalProb</text:span></text:p></draw:ellipse><draw:ellipse text:anchor-type="paragraph" draw:z-index="5" draw:style-name="gr2" draw:text-style-name="P7" svg:width="1.5559in" svg:height="0.487in" svg:x="5.5744in" svg:y="0.1035in"><text:p text:style-name="P7"><text:span text:style-name="T6">processPedigree</text:span></text:p></draw:ellipse><draw:ellipse text:anchor-type="paragraph" draw:z-index="4" draw:style-name="gr2" draw:text-style-name="P6" svg:width="2.3524in" svg:height="0.5453in" svg:x="2.7457in" svg:y="1.4898in"><text:p text:style-name="P6"><text:span text:style-name="T5">oneFounderSharingProb</text:span></text:p></draw:ellipse><draw:ellipse text:anchor-type="paragraph" draw:z-index="3" draw:style-name="gr2" draw:text-style-name="P6" svg:width="2.5752in" svg:height="0.5098in" svg:x="1.0256in" svg:y="2.1665in"><text:p text:style-name="P6"><text:span text:style-name="T5">twoFounderSharingProb</text:span></text:p></draw:ellipse><draw:ellipse text:anchor-type="paragraph" draw:z-index="2" draw:style-name="gr2" draw:text-style-name="P6" svg:width="2.6815in" svg:height="0.5717in" svg:x="-0.622in" svg:y="1.5165in"><text:p text:style-name="P6"><text:span text:style-name="T5">monteCarloSharingProb</text:span></text:p></draw:ellipse><draw:ellipse text:anchor-type="paragraph" draw:z-index="1" draw:style-name="gr2" draw:text-style-name="P6" svg:width="2.1386in" svg:height="0.5378in" svg:x="5.2689in" svg:y="1.4618in"><text:p text:style-name="P6"><text:span text:style-name="T5">exactSharingProb</text:span></text:p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xpo<text:span text:style-name="T1">rted </text:span>Functions</text:p>
      <text:p text:style-name="P1"/>
      <text:p text:style-name="P2">RVsharing2(ped, <text:span text:style-name="T3">carriers, alleleFreq, kinshipCoeff, nSimulations, founderDist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5:30:10.492071481</meta:creation-date>
    <dc:date>2017-06-18T16:03:52.428266394</dc:date>
    <meta:editing-duration>PT10M4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2" meta:word-count="8" meta:character-count="96" meta:non-whitespace-character-count="90"/>
  </office:meta>
</office:document-meta>
</file>